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8fe94" officeooo:paragraph-rsid="0008fe94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0 遊學</text:p>
        <text:p text:style-name="P1"/>
        <text:p text:style-name="P1">「小姐，我來報名日本的遊學團。」</text:p>
        <text:p text:style-name="P1">“Sió-tsiá, guá lâi pò-miâ Ji̍t-pún ê iû-ha̍k-thuân.”</text:p>
        <text:p text:style-name="P1"/>
        <text:p text:style-name="P1">「是恁後生抑是查某囝欲參加？」</text:p>
        <text:p text:style-name="P1">“Sī lín hāu-senn ia̍h-sī tsa-bóo-kiánn beh tsham-ka?”</text:p>
        <text:p text:style-name="P1"/>
        <text:p text:style-name="P1">「攏毋是，是我家己啦！」</text:p>
        <text:p text:style-name="P1">“Lóng m̄ sī, sī guá ka-kī --lah!”</text:p>
        <text:p text:style-name="P1"/>
        <text:p text:style-name="P1">逐擺若講著這段故事，</text:p>
        <text:p text:style-name="P1">Ta̍k pái nā kóng-tio̍h tsit tuānn kòo-sū, </text:p>
        <text:p text:style-name="P1"/>
        <text:p text:style-name="P1">阮朋友攏會共我笑講：</text:p>
        <text:p text:style-name="P1">guán pîng-iú lóng ē kā guá tshiò kóng: </text:p>
        <text:p text:style-name="P1"/>
        <text:p text:style-name="P1">「你真正是食老才咧出癖。」</text:p>
        <text:p text:style-name="P1">“Lí tsin-tsiànn sī tsia̍h-lāu tsiah teh tshut-phia̍h.”</text:p>
        <text:p text:style-name="P1"/>
        <text:p text:style-name="P1">毋過攏毋知影，</text:p>
        <text:p text:style-name="P1"><text:s/>M̄-koh lóng m̄ tsai-iánn, </text:p>
        <text:p text:style-name="P1"/>
        <text:p text:style-name="P1">這對我來講是一段永遠無法度放袂記的美好記持。</text:p>
        <text:p text:style-name="P1">tse tuì guá lâi kóng sī tsi̍t tuānn íng-uán bô-huat-tōo pàng bē kì ê bí-hó kì-tî.</text:p>
        <text:p text:style-name="P1"/>
        <text:p text:style-name="P1"/>
        <text:p text:style-name="P1"/>
        <text:p text:style-name="P1"/>
        <text:p text:style-name="P1">做老師已經二十外冬，</text:p>
        <text:p text:style-name="P1">Tsò lāu-su í-king jī-tsa̍p-guā tang,</text:p>
        <text:p text:style-name="P1"/>
        <text:p text:style-name="P1">早就袂記得做學生的感覺矣。</text:p>
        <text:p text:style-name="P1">tsá tō bē-kì-tit tsò ha̍k-sing ê kám-kak --ah. </text:p>
        <text:p text:style-name="P1"/>
        <text:p text:style-name="P1">有一工阮同事招阮做伙去社區大學學日語。</text:p>
        <text:p text:style-name="P1">Ū tsi̍t kang guán tông-sū tsio guán tsò-hué khì siā-khu tāi-ha̍k o̍h Ji̍t-gí. </text:p>
        <text:p text:style-name="P1"/>
        <text:p text:style-name="P1">雖罔較早有學過一屑仔，</text:p>
        <text:p text:style-name="P1">Sui-bóng khah-tsá ū o̍h-kuè tsi̍t-sut-á, </text:p>
        <text:p text:style-name="P1"/>
        <text:p text:style-name="P1">毋過因為無機會通用，</text:p>
        <text:p text:style-name="P1">m̄-koh in-uī bô ki-huē thang īng, </text:p>
        <text:p text:style-name="P1"/>
        <text:p text:style-name="P1">學學咧嘛袂記得了了，</text:p>
        <text:p text:style-name="P1">o̍h-o̍h --leh mā bē-kì-tit liáu-liáu, </text:p>
        <text:p text:style-name="P1"/>
        <text:p text:style-name="P1">就答應參伊做伙學，</text:p>
        <text:p text:style-name="P1">tō tah-ìng tsham i tsò-hué o̍h, </text:p>
        <text:p text:style-name="P1"/>
        <text:p text:style-name="P1">毋才有機會會當重新體會做學生仔幸福的滋味。</text:p>
        <text:p text:style-name="P1">m̄-tsiah ū ki-huē ē-tàng tiông-sin thé-huē tsò ha̍k-sing-á hīng-hok ê tsu-bī.</text:p>
        <text:p text:style-name="P1"/>
        <text:p text:style-name="P1"/>
        <text:p text:style-name="P1"/>
        <text:p text:style-name="P1"><text:soft-page-break/></text:p>
        <text:p text:style-name="P1">就佇咧學日語咧欲一冬的時，</text:p>
        <text:p text:style-name="P1">Tō tī-leh o̍h Ji̍t-gí teh-beh tsi̍t tang ê sî, </text:p>
        <text:p text:style-name="P1"/>
        <text:p text:style-name="P1">知影社區大學有佮日本一寡學校合作辦遊學的活動。</text:p>
        <text:p text:style-name="P1">tsai-iánn siā-khu tāi-ha̍k ū kah Ji̍t-pún tsi̍t-kuá ha̍k-hāu ha̍p-tsok pān iû-ha̍k ê ua̍h-tāng. </text:p>
        <text:p text:style-name="P1"/>
        <text:p text:style-name="P1">就按呢，</text:p>
        <text:p text:style-name="P1">Tsiū-án-ne, </text:p>
        <text:p text:style-name="P1"/>
        <text:p text:style-name="P1">阮這班四个同學相招參加遊學團，</text:p>
        <text:p text:style-name="P1">guán tsit pan sì ê tông-ha̍k sio-tsio tsham-ka iû-ha̍k-thuân, </text:p>
        <text:p text:style-name="P1"/>
        <text:p text:style-name="P1">我真正成做是「老」遊學生。</text:p>
        <text:p text:style-name="P1">guá tsin-tsiànn tsiânn-tsò sī “lāu” iû-ha̍k-sing.</text:p>
        <text:p text:style-name="P1"/>
        <text:p text:style-name="P1"/>
        <text:p text:style-name="P1"/>
        <text:p text:style-name="P1"/>
        <text:p text:style-name="P1">第一擺去到日本，</text:p>
        <text:p text:style-name="P1">Tē-it pái khì kàu Ji̍t-pún, </text:p>
        <text:p text:style-name="P1"/>
        <text:p text:style-name="P1">雖然日語已經學一段時間，</text:p>
        <text:p text:style-name="P1">sui-jiân Ji̍t-gí í-king o̍h tsi̍t tuānn sî-kan, </text:p>
        <text:p text:style-name="P1"/>
        <text:p text:style-name="P1">不而過因為無啥物機會通好講，</text:p>
        <text:p text:style-name="P1">put-jî-kò in-uī bô siánn-mih ki-huē thang hó kóng, </text:p>
        <text:p text:style-name="P1"/>
        <text:p text:style-name="P1">阮的日語真正是離離落落。</text:p>
        <text:p text:style-name="P1">guán ê Ji̍t-gí tsin-tsiànn sī li-li-lak-lak. </text:p>
        <text:p text:style-name="P1"/>
        <text:p text:style-name="P1">想著去日本上課，</text:p>
        <text:p text:style-name="P1">Siūnn-tio̍h khì Ji̍t-pún siōng-khò, </text:p>
        <text:p text:style-name="P1"/>
        <text:p text:style-name="P1">愛規工攏聽日語、講日語，</text:p>
        <text:p text:style-name="P1">ài kui kang lóng thiann Ji̍t-gí, kóng Ji̍t-gí, </text:p>
        <text:p text:style-name="P1"/>
        <text:p text:style-name="P1">心肝內猶是有淡薄仔驚惶。</text:p>
        <text:p text:style-name="P1">sim-kuann-lāi iáu sī ū tām-po̍h-á kiann-hiânn.</text:p>
        <text:p text:style-name="P1"/>
        <text:p text:style-name="P1"/>
        <text:p text:style-name="P1"/>
        <text:p text:style-name="P1"/>
        <text:p text:style-name="P1">去日本了後隨開始上課，</text:p>
        <text:p text:style-name="P1">Khì Ji̍t-pún liáu-āu suî khai-sí siōng-khò, </text:p>
        <text:p text:style-name="P1"/>
        <text:p text:style-name="P1">因為阮上的課是短期的，</text:p>
        <text:p text:style-name="P1">in-uī guán siōng ê khò sī té-kî--ê, </text:p>
        <text:p text:style-name="P1"/>
        <text:p text:style-name="P1">一工上四點鐘爾爾。</text:p>
        <text:p text:style-name="P1">tsi̍t kang siōng sì tiám-tsing niā-niā. </text:p>
        <text:p text:style-name="P1"/>
        <text:p text:style-name="P1">日本老師教學的方式佮臺灣足無相仝，</text:p>
        <text:p text:style-name="P1">Ji̍t-pún laū-su kàu-ha̍k ê hong-sik kah Tâi-uân tsiok bô sio-kāng, </text:p>
        <text:p text:style-name="P1"/>
        <text:p text:style-name="P1">是小班制，</text:p>
        <text:p text:style-name="P1">sī sió-pan-tsè, </text:p>
        <text:p text:style-name="P1"/>
        <text:p text:style-name="P1">一班干焦六个學生，</text:p>
        <text:p text:style-name="P1">tsi̍t pan kan-na la̍k ê ha̍k-<text:soft-page-break/>sing, </text:p>
        <text:p text:style-name="P1"/>
        <text:p text:style-name="P1">較注重聽佮講的部份。</text:p>
        <text:p text:style-name="P1">khah tsù-tiōng thiann kah kóng ê pōo-hūn.</text:p>
        <text:p text:style-name="P1"/>
        <text:p text:style-name="P1">老師三不五時會叫阮兩个兩个一組練習對話，</text:p>
        <text:p text:style-name="P1">Lāu-su sam-put-gōo-sî ē kiò guán nn̄g ê nn̄g ê tsi̍t tsoo liān-si̍p tuì-uē, </text:p>
        <text:p text:style-name="P1"/>
        <text:p text:style-name="P1">逐家攏緊張甲咇咇掣，</text:p>
        <text:p text:style-name="P1">ta̍k-ke lóng kín-tiunn kah phi̍h-phi̍h-tshuah, </text:p>
        <text:p text:style-name="P1"/>
        <text:p text:style-name="P1">一句話定定黜規晡，</text:p>
        <text:p text:style-name="P1">tsi̍t kù uē tiānn-tiānn thuh kui poo, </text:p>
        <text:p text:style-name="P1"/>
        <text:p text:style-name="P1">講袂輾轉。</text:p>
        <text:p text:style-name="P1">kóng bē liàn-tńg. </text:p>
        <text:p text:style-name="P1"/>
        <text:p text:style-name="P1">好佳哉，</text:p>
        <text:p text:style-name="P1">Hó-ka-tsài,</text:p>
        <text:p text:style-name="P1"/>
        <text:p text:style-name="P1">攏誠有耐心，</text:p>
        <text:p text:style-name="P1">lóng tsiânn ū nāi-sim, </text:p>
        <text:p text:style-name="P1"/>
        <text:p text:style-name="P1">予阮有足濟機會來練習。</text:p>
        <text:p text:style-name="P1">hōo guán ū tsiok tsē ki-huē lâi liān-si̍p. </text:p>
        <text:p text:style-name="P1"/>
        <text:p text:style-name="P1">阮沓沓仔就較敢開喙講日語，</text:p>
        <text:p text:style-name="P1">Guán ta̍uh-ta̍uh-á tō khah kánn khui-tshuì kóng Ji̍t-gí, </text:p>
        <text:p text:style-name="P1"/>
        <text:p text:style-name="P1">落尾手就愈講愈順。</text:p>
        <text:p text:style-name="P1">lo̍h-bué-tshiú tō jú kóng jú sūn. </text:p>
        <text:p text:style-name="P1"/>
        <text:p text:style-name="P1">因為佇彼種環境，</text:p>
        <text:p text:style-name="P1">In-uī tī hit tsióng khuân-kíng, </text:p>
        <text:p text:style-name="P1"/>
        <text:p text:style-name="P1">不管時攏愛用日語，</text:p>
        <text:p text:style-name="P1">put-kuán-sî lóng ài īng Ji̍t-gí, </text:p>
        <text:p text:style-name="P1"/>
        <text:p text:style-name="P1">日語當然進步真緊。</text:p>
        <text:p text:style-name="P1">Ji̍t-gí tong-jiân tsìn-pōo tsin kín.</text:p>
        <text:p text:style-name="P1"/>
        <text:p text:style-name="P1"/>
        <text:p text:style-name="P1"/>
        <text:p text:style-name="P1"/>
        <text:p text:style-name="P1">佇遊學的彼段時間，</text:p>
        <text:p text:style-name="P1">Tī iû-ha̍k ê hit tuānn sî-kan, </text:p>
        <text:p text:style-name="P1"/>
        <text:p text:style-name="P1">學校嘛有安排校外教學，</text:p>
        <text:p text:style-name="P1">ha̍k-hāu mā ū an-pâi hāu-guā kàu-ha̍k, </text:p>
        <text:p text:style-name="P1"/>
        <text:p text:style-name="P1">阮逐家攏感覺足心適的，</text:p>
        <text:p text:style-name="P1">guán ta̍k-ke lóng kám-kak tsiok sim-sik--ê, </text:p>
        <text:p text:style-name="P1"/>
        <text:p text:style-name="P1">因為會當去遠足。</text:p>
        <text:p text:style-name="P1">in-uī ē-tàng khì uán-tsiok. </text:p>
        <text:p text:style-name="P1"/>
        <text:p text:style-name="P1">會記得彼工，</text:p>
        <text:p text:style-name="P1">Ē-kì-tit hit kang, </text:p>
        <text:p text:style-name="P1"/>
        <text:p text:style-name="P1">是一个足緣投的老師做司機共阮載。</text:p>
        <text:p text:style-name="P1">sī tsi̍t ê tsiok iân-tâu ê lāu-su tsò su-ki kā guán tsài. </text:p>
        <text:p text:style-name="P1"><text:soft-page-break/></text:p>
        <text:p text:style-name="P1">一陣臺灣人、一个日本人，</text:p>
        <text:p text:style-name="P1">Tsi̍t tīn Tâi-uân-lâng, tsi̍t ê Ji̍t-pún-lâng, </text:p>
        <text:p text:style-name="P1"/>
        <text:p text:style-name="P1">坐佇仝一台車，</text:p>
        <text:p text:style-name="P1">tsē tī kāng tsi̍t tâi tshia, </text:p>
        <text:p text:style-name="P1"/>
        <text:p text:style-name="P1">做伙聽臺灣的流行歌，</text:p>
        <text:p text:style-name="P1">tsò-hué thiann Tâi-uân ê liû-hîng-kua, </text:p>
        <text:p text:style-name="P1"/>
        <text:p text:style-name="P1">彼種矛盾佮趣味的情景，</text:p>
        <text:p text:style-name="P1">hit tsióng mâu-tún kah tshù-bī ê tsîng-kíng, </text:p>
        <text:p text:style-name="P1"/>
        <text:p text:style-name="P1">到這馬閣一直留佇我的頭殼內。</text:p>
        <text:p text:style-name="P1">kàu tsit-má koh it-ti̍t lâu tī guá ê thâu-khak-lāi.</text:p>
        <text:p text:style-name="P1"/>
        <text:p text:style-name="P1"/>
        <text:p text:style-name="P1"/>
        <text:p text:style-name="P1"/>
        <text:p text:style-name="P1">遊學的時間干焦短短兩禮拜，</text:p>
        <text:p text:style-name="P1">Iû-ha̍k ê sî-kan kan-na té-té nn̄g lé-pài, </text:p>
        <text:p text:style-name="P1"/>
        <text:p text:style-name="P1">轉來了後，</text:p>
        <text:p text:style-name="P1">tńg--lâi liáu-āu,</text:p>
        <text:p text:style-name="P1"/>
        <text:p text:style-name="P1">我定定提彼張我穿彼軀紅phànn-phànn的和服，</text:p>
        <text:p text:style-name="P1">guá tiānn-tiānn the̍h hit tiunn guá tshīng hit su âng-phànn-phànn ê hô-ho̍k, </text:p>
        <text:p text:style-name="P1"/>
        <text:p text:style-name="P1">上台領研習證書的相片起來看，</text:p>
        <text:p text:style-name="P1">tsiūnn-tâi niá gián-si̍p tsìng-su ê siòng-phìnn khí-lâi khuànn, </text:p>
        <text:p text:style-name="P1"/>
        <text:p text:style-name="P1">順紲落一兩句仔日語，</text:p>
        <text:p text:style-name="P1">sūn-suà làu tsi̍t-nn̄g-kù-á Ji̍t-gí, </text:p>
        <text:p text:style-name="P1"/>
        <text:p text:style-name="P1">那看那笑，</text:p>
        <text:p text:style-name="P1">ná khuànn ná tshiò, </text:p>
        <text:p text:style-name="P1"/>
        <text:p text:style-name="P1">阮翁佇邊仔嘛綴我看甲喙笑目笑呢！</text:p>
        <text:p text:style-name="P1">guán ang tī pinn--á mā tuè guá khuànn kah tshuì-tshiò-ba̍k-tshiò --ne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1:59.710115570</dc:date>
    <meta:editing-duration>PT27S</meta:editing-duration>
    <meta:editing-cycles>1</meta:editing-cycles>
    <meta:document-statistic meta:table-count="0" meta:image-count="0" meta:object-count="0" meta:page-count="4" meta:paragraph-count="132" meta:word-count="1181" meta:character-count="3478" meta:non-whitespace-character-count="3055"/>
    <meta:generator>LibreOffice/5.1.6.2$Linux_X86_64 LibreOffice_project/10m0$Build-2</meta:generator>
  </office:meta>
</office:document-meta>
</file>